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8.39999961853027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style:text-line-through-style="none" style:text-line-through-type="none" fo:font-size="9.60000038146973pt" style:text-underline-style="none" style:text-blinking="false"/>
    </style:style>
    <style:style style:name="T5" style:family="text">
      <style:text-properties fo:font-weight="bold"/>
    </style:style>
    <style:style style:name="T6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9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10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s or Minus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You are given three integers <text:bookmark text:name="MathJax-Element-1-Frame"/><text:bookmark text:name="MathJax-Span-1"/><text:bookmark text:name="MathJax-Span-2"/><text:bookmark text:name="MathJax-Span-3"/><text:span text:style-name="T6">a</text:span><text:span text:style-name="T7">�</text:span>, <text:bookmark text:name="MathJax-Element-2-Frame"/><text:bookmark text:name="MathJax-Span-4"/><text:bookmark text:name="MathJax-Span-5"/><text:bookmark text:name="MathJax-Span-6"/><text:span text:style-name="T6">b</text:span><text:span text:style-name="T7">�</text:span>, and <text:bookmark text:name="MathJax-Element-3-Frame"/><text:bookmark text:name="MathJax-Span-7"/><text:bookmark text:name="MathJax-Span-8"/><text:bookmark text:name="MathJax-Span-9"/><text:span text:style-name="T6">c</text:span><text:span text:style-name="T7">�</text:span> such that <text:span text:style-name="T5">exactly one</text:span> of these two equations is true:</text:p>
      <text:list xml:id="list2166698186" text:style-name="L1">
        <text:list-item>
          <text:p text:style-name="P14"><text:bookmark text:name="MathJax-Element-4-Frame"/><text:bookmark text:name="MathJax-Span-10"/><text:bookmark text:name="MathJax-Span-11"/><text:bookmark text:name="MathJax-Span-12"/><text:span text:style-name="T2">a</text:span><text:bookmark text:name="MathJax-Span-13"/><text:span text:style-name="T3">+</text:span><text:bookmark text:name="MathJax-Span-14"/><text:span text:style-name="T2">b</text:span><text:bookmark text:name="MathJax-Span-15"/><text:span text:style-name="T3">=</text:span><text:bookmark text:name="MathJax-Span-16"/><text:span text:style-name="T2">c</text:span><text:span text:style-name="T1">�+�=�</text:span></text:p>
        </text:list-item>
        <text:list-item>
          <text:p text:style-name="P14"><text:bookmark text:name="MathJax-Element-5-Frame"/><text:bookmark text:name="MathJax-Span-17"/><text:bookmark text:name="MathJax-Span-18"/><text:bookmark text:name="MathJax-Span-19"/><text:span text:style-name="T2">a</text:span><text:bookmark text:name="MathJax-Span-20"/><text:span text:style-name="T4">−</text:span><text:bookmark text:name="MathJax-Span-21"/><text:span text:style-name="T2">b</text:span><text:bookmark text:name="MathJax-Span-22"/><text:span text:style-name="T3">=</text:span><text:bookmark text:name="MathJax-Span-23"/><text:span text:style-name="T2">c</text:span><text:span text:style-name="T1">�−�=�</text:span></text:p>
        </text:list-item>
      </text:list>
      <text:p text:style-name="P10">Output <text:span text:style-name="T10">+</text:span> if the first equation is true, and <text:span text:style-name="T10">-</text:span> otherwise.</text:p>
      <text:p text:style-name="P13">Input</text:p>
      <text:p text:style-name="P9">The first line contains a single integer <text:bookmark text:name="MathJax-Element-6-Frame"/><text:bookmark text:name="MathJax-Span-24"/><text:bookmark text:name="MathJax-Span-25"/><text:bookmark text:name="MathJax-Span-26"/><text:span text:style-name="T6">t</text:span><text:span text:style-name="T7">�</text:span> (<text:bookmark text:name="MathJax-Element-7-Frame"/><text:bookmark text:name="MathJax-Span-27"/><text:bookmark text:name="MathJax-Span-28"/><text:bookmark text:name="MathJax-Span-29"/><text:span text:style-name="T8">1</text:span><text:bookmark text:name="MathJax-Span-30"/><text:span text:style-name="T9">≤</text:span><text:bookmark text:name="MathJax-Span-31"/><text:span text:style-name="T6">t</text:span><text:bookmark text:name="MathJax-Span-32"/><text:span text:style-name="T9">≤</text:span><text:bookmark text:name="MathJax-Span-33"/><text:span text:style-name="T8">162</text:span><text:span text:style-name="T7">1≤�≤162</text:span>) — the number of test cases.</text:p>
      <text:p text:style-name="P9">The description of each test case consists of three integers <text:bookmark text:name="MathJax-Element-8-Frame"/><text:bookmark text:name="MathJax-Span-34"/><text:bookmark text:name="MathJax-Span-35"/><text:bookmark text:name="MathJax-Span-36"/><text:span text:style-name="T6">a</text:span><text:span text:style-name="T7">�</text:span>, <text:bookmark text:name="MathJax-Element-9-Frame"/><text:bookmark text:name="MathJax-Span-37"/><text:bookmark text:name="MathJax-Span-38"/><text:bookmark text:name="MathJax-Span-39"/><text:span text:style-name="T6">b</text:span><text:span text:style-name="T7">�</text:span>, <text:bookmark text:name="MathJax-Element-10-Frame"/><text:bookmark text:name="MathJax-Span-40"/><text:bookmark text:name="MathJax-Span-41"/><text:bookmark text:name="MathJax-Span-42"/><text:span text:style-name="T6">c</text:span><text:span text:style-name="T7">�</text:span> (<text:bookmark text:name="MathJax-Element-11-Frame"/><text:bookmark text:name="MathJax-Span-43"/><text:bookmark text:name="MathJax-Span-44"/><text:bookmark text:name="MathJax-Span-45"/><text:span text:style-name="T8">1</text:span><text:bookmark text:name="MathJax-Span-46"/><text:span text:style-name="T9">≤</text:span><text:bookmark text:name="MathJax-Span-47"/><text:span text:style-name="T6">a</text:span><text:bookmark text:name="MathJax-Span-48"/><text:span text:style-name="T8">,</text:span><text:bookmark text:name="MathJax-Span-49"/><text:span text:style-name="T6">b</text:span><text:bookmark text:name="MathJax-Span-50"/><text:span text:style-name="T9">≤</text:span><text:bookmark text:name="MathJax-Span-51"/><text:span text:style-name="T8">9</text:span><text:span text:style-name="T7">1≤�,�≤9</text:span>, <text:bookmark text:name="MathJax-Element-12-Frame"/><text:bookmark text:name="MathJax-Span-52"/><text:bookmark text:name="MathJax-Span-53"/><text:bookmark text:name="MathJax-Span-54"/><text:span text:style-name="T7">−</text:span><text:bookmark text:name="MathJax-Span-55"/><text:span text:style-name="T8">8</text:span><text:bookmark text:name="MathJax-Span-56"/><text:span text:style-name="T9">≤</text:span><text:bookmark text:name="MathJax-Span-57"/><text:span text:style-name="T6">c</text:span><text:bookmark text:name="MathJax-Span-58"/><text:span text:style-name="T9">≤</text:span><text:bookmark text:name="MathJax-Span-59"/><text:span text:style-name="T8">18</text:span><text:span text:style-name="T7">−8≤�≤18</text:span>). The additional constraint on the input: it will be generated so that <text:span text:style-name="T5">exactly</text:span> one of the two equations will be true.</text:p>
      <text:p text:style-name="P13">Output</text:p>
      <text:p text:style-name="P11">For each test case, output either <text:span text:style-name="T10">+</text:span> or <text:span text:style-name="T10">-</text:span> on a new line, representing the correct equation.</text:p>
      <text:p text:style-name="P12">Example</text:p>
      <text:p text:style-name="P15">input</text:p>
      <text:section text:style-name="Sect1" text:name="id002645335164997771">
        <text:p text:style-name="P16">Copy</text:p>
      </text:section>
      <text:p text:style-name="P1"><text:bookmark text:name="id0026292007512224425"/>11</text:p>
      <text:p text:style-name="P4">1 2 3</text:p>
      <text:p text:style-name="P1">3 2 1</text:p>
      <text:p text:style-name="P4">2 9 -7</text:p>
      <text:p text:style-name="P1">3 4 7</text:p>
      <text:p text:style-name="P4">1 1 2</text:p>
      <text:p text:style-name="P1">1 1 0</text:p>
      <text:p text:style-name="P4">3 3 6</text:p>
      <text:p text:style-name="P1">9 9 18</text:p>
      <text:p text:style-name="P4">9 9 0</text:p>
      <text:p text:style-name="P1">1 9 -8</text:p>
      <text:p text:style-name="P4">1 9 10</text:p>
      <text:p text:style-name="P15">output</text:p>
      <text:section text:style-name="Sect1" text:name="id00964283944408056">
        <text:p text:style-name="P16">Copy</text:p>
      </text:section>
      <text:p text:style-name="P2"><text:bookmark text:name="id007178718704685569"/>+</text:p>
      <text:p text:style-name="P3">-</text:p>
      <text:p text:style-name="P3">-</text:p>
      <text:p text:style-name="P3">+</text:p>
      <text:p text:style-name="P3">+</text:p>
      <text:p text:style-name="P3">-</text:p>
      <text:p text:style-name="P3">+</text:p>
      <text:p text:style-name="P3">+</text:p>
      <text:p text:style-name="P3">-</text:p>
      <text:p text:style-name="P3">-</text:p>
      <text:p text:style-name="P3">+</text:p>
      <text:p text:style-name="P13">Note</text:p>
      <text:p text:style-name="P9">In the first test case, <text:bookmark text:name="MathJax-Element-13-Frame"/><text:bookmark text:name="MathJax-Span-60"/><text:bookmark text:name="MathJax-Span-61"/><text:bookmark text:name="MathJax-Span-62"/><text:span text:style-name="T8">1</text:span><text:bookmark text:name="MathJax-Span-63"/><text:span text:style-name="T8">+</text:span><text:bookmark text:name="MathJax-Span-64"/><text:span text:style-name="T8">2</text:span><text:bookmark text:name="MathJax-Span-65"/><text:span text:style-name="T8">=</text:span><text:bookmark text:name="MathJax-Span-66"/><text:span text:style-name="T8">3</text:span><text:span text:style-name="T7">1+2=3</text:span>.</text:p>
      <text:p text:style-name="P9">In the second test case, <text:bookmark text:name="MathJax-Element-14-Frame"/><text:bookmark text:name="MathJax-Span-67"/><text:bookmark text:name="MathJax-Span-68"/><text:bookmark text:name="MathJax-Span-69"/><text:span text:style-name="T8">3</text:span><text:bookmark text:name="MathJax-Span-70"/><text:span text:style-name="T9">−</text:span><text:bookmark text:name="MathJax-Span-71"/><text:span text:style-name="T8">2</text:span><text:bookmark text:name="MathJax-Span-72"/><text:span text:style-name="T8">=</text:span><text:bookmark text:name="MathJax-Span-73"/><text:span text:style-name="T8">1</text:span><text:span text:style-name="T7">3−2=1</text:span>.</text:p>
      <text:p text:style-name="P9">In the third test case, <text:bookmark text:name="MathJax-Element-15-Frame"/><text:bookmark text:name="MathJax-Span-74"/><text:bookmark text:name="MathJax-Span-75"/><text:bookmark text:name="MathJax-Span-76"/><text:span text:style-name="T8">2</text:span><text:bookmark text:name="MathJax-Span-77"/><text:span text:style-name="T9">−</text:span><text:bookmark text:name="MathJax-Span-78"/><text:span text:style-name="T8">9</text:span><text:bookmark text:name="MathJax-Span-79"/><text:span text:style-name="T8">=</text:span><text:bookmark text:name="MathJax-Span-80"/><text:span text:style-name="T9">−</text:span><text:bookmark text:name="MathJax-Span-81"/><text:span text:style-name="T8">7</text:span><text:span text:style-name="T7">2−9=−7</text:span>. Note that <text:bookmark text:name="MathJax-Element-16-Frame"/><text:bookmark text:name="MathJax-Span-82"/><text:bookmark text:name="MathJax-Span-83"/><text:bookmark text:name="MathJax-Span-84"/><text:span text:style-name="T6">c</text:span><text:span text:style-name="T7">�</text:span> can be negativ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23:26:53.995000000</dc:date>
    <meta:editing-duration>PT8S</meta:editing-duration>
    <meta:editing-cycles>1</meta:editing-cycles>
    <meta:document-statistic meta:table-count="0" meta:image-count="0" meta:object-count="0" meta:page-count="1" meta:paragraph-count="50" meta:word-count="199" meta:character-count="939" meta:non-whitespace-character-count="791"/>
    <meta:generator>LibreOffice/7.2.2.2$Windows_X86_64 LibreOffice_project/02b2acce88a210515b4a5bb2e46cbfb63fe97d56</meta:generator>
  </office:meta>
</office:document-meta>
</file>